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33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09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0.646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7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29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9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8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09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ltado médio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B3]*2" office:value-type="float" office:value="2000" calcext:value-type="float">
            <text:p>2000</text:p>
          </table:table-cell>
          <table:table-cell table:style-name="ce1" table:formula="of:=[.C3]*2" office:value-type="float" office:value="4000" calcext:value-type="float">
            <text:p>4000</text:p>
          </table:table-cell>
          <table:table-cell table:style-name="ce1" table:formula="of:=[.D3]*2" office:value-type="float" office:value="8000" calcext:value-type="float">
            <text:p>8000</text:p>
          </table:table-cell>
          <table:table-cell table:style-name="ce1" table:formula="of:=[.E3]*2" office:value-type="float" office:value="16000" calcext:value-type="float">
            <text:p>16000</text:p>
          </table:table-cell>
          <table:table-cell/>
          <table:table-cell table:style-name="ce5" office:value-type="string" calcext:value-type="string">
            <text:p>p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I3]*2" office:value-type="float" office:value="2000" calcext:value-type="float">
            <text:p>2000</text:p>
          </table:table-cell>
          <table:table-cell table:style-name="ce1" table:formula="of:=[.J3]*2" office:value-type="float" office:value="4000" calcext:value-type="float">
            <text:p>4000</text:p>
          </table:table-cell>
          <table:table-cell table:style-name="ce1" table:formula="of:=[.K3]*2" office:value-type="float" office:value="8000" calcext:value-type="float">
            <text:p>8000</text:p>
          </table:table-cell>
          <table:table-cell table:style-name="ce1" table:formula="of:=[.L3]*2" office:value-type="float" office:value="16000" calcext:value-type="float">
            <text:p>16000</text:p>
          </table:table-cell>
          <table:table-cell table:number-columns-repeated="90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table:formula="of:=[$data.$E2]" office:value-type="float" office:value="3.77170966666667" calcext:value-type="float">
            <text:p>3,77171</text:p>
          </table:table-cell>
          <table:table-cell table:style-name="ce13" table:formula="of:=[$data.$E5]" office:value-type="float" office:value="7.58908666666667" calcext:value-type="float">
            <text:p>7,58909</text:p>
          </table:table-cell>
          <table:table-cell table:style-name="ce13" table:formula="of:=[$data.$E8]" office:value-type="float" office:value="15.102364" calcext:value-type="float">
            <text:p>15,10236</text:p>
          </table:table-cell>
          <table:table-cell table:style-name="ce13" table:formula="of:=[$data.$E11]" office:value-type="float" office:value="30.1708243333333" calcext:value-type="float">
            <text:p>30,17082</text:p>
          </table:table-cell>
          <table:table-cell table:style-name="ce13" table:formula="of:=[$data.$E14]" office:value-type="float" office:value="60.26873" calcext:value-type="float">
            <text:p>60,2687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29" table:formula="of:=[$data.$G2]" office:value-type="float" office:value="9.000005" calcext:value-type="float">
            <text:p>9,000005</text:p>
          </table:table-cell>
          <table:table-cell table:style-name="ce29" table:formula="of:=[$data.$G5]" office:value-type="float" office:value="9.000001" calcext:value-type="float">
            <text:p>9,000001</text:p>
          </table:table-cell>
          <table:table-cell table:style-name="ce29" table:formula="of:=[$data.$G8]" office:value-type="float" office:value="9" calcext:value-type="float">
            <text:p>9,000000</text:p>
          </table:table-cell>
          <table:table-cell table:style-name="ce29" table:formula="of:=[$data.$G11]" office:value-type="float" office:value="9" calcext:value-type="float">
            <text:p>9,000000</text:p>
          </table:table-cell>
          <table:table-cell table:style-name="ce29" table:formula="of:=[$data.$G14]" office:value-type="float" office:value="9" calcext:value-type="float">
            <text:p>9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table:formula="of:=[$data.$E17]" office:value-type="float" office:value="1.96887066666667" calcext:value-type="float">
            <text:p>1,96887</text:p>
          </table:table-cell>
          <table:table-cell table:style-name="ce14" table:formula="of:=[$data.$E20]" office:value-type="float" office:value="3.90839466666667" calcext:value-type="float">
            <text:p>3,90839</text:p>
          </table:table-cell>
          <table:table-cell table:style-name="ce14" table:formula="of:=[$data.$E23]" office:value-type="float" office:value="7.76338266666667" calcext:value-type="float">
            <text:p>7,76338</text:p>
          </table:table-cell>
          <table:table-cell table:style-name="ce14" table:formula="of:=[$data.$E26]" office:value-type="float" office:value="15.5185006666667" calcext:value-type="float">
            <text:p>15,51850</text:p>
          </table:table-cell>
          <table:table-cell table:style-name="ce14" table:formula="of:=[$data.$E29]" office:value-type="float" office:value="30.9854766666667" calcext:value-type="float">
            <text:p>30,9854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30" table:formula="of:=[$data.$G17]" office:value-type="float" office:value="2.250004" calcext:value-type="float">
            <text:p>2,250004</text:p>
          </table:table-cell>
          <table:table-cell table:style-name="ce30" table:formula="of:=[$data.$G20]" office:value-type="float" office:value="2.250001" calcext:value-type="float">
            <text:p>2,250001</text:p>
          </table:table-cell>
          <table:table-cell table:style-name="ce30" table:formula="of:=[$data.$G23]" office:value-type="float" office:value="2.25" calcext:value-type="float">
            <text:p>2,250000</text:p>
          </table:table-cell>
          <table:table-cell table:style-name="ce30" table:formula="of:=[$data.$G26]" office:value-type="float" office:value="2.25" calcext:value-type="float">
            <text:p>2,250000</text:p>
          </table:table-cell>
          <table:table-cell table:style-name="ce30" table:formula="of:=[$data.$G29]" office:value-type="float" office:value="2.25" calcext:value-type="float">
            <text:p>2,250000</text:p>
          </table:table-cell>
          <table:table-cell table:number-columns-repeated="90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3" table:formula="of:=[$data.$E32]" office:value-type="float" office:value="1.03662466666667" calcext:value-type="float">
            <text:p>1,03662</text:p>
          </table:table-cell>
          <table:table-cell table:style-name="ce13" table:formula="of:=[$data.$E35]" office:value-type="float" office:value="1.995921" calcext:value-type="float">
            <text:p>1,99592</text:p>
          </table:table-cell>
          <table:table-cell table:style-name="ce13" table:formula="of:=[$data.$E38]" office:value-type="float" office:value="3.944866" calcext:value-type="float">
            <text:p>3,94487</text:p>
          </table:table-cell>
          <table:table-cell table:style-name="ce13" table:formula="of:=[$data.$E41]" office:value-type="float" office:value="7.82602366666667" calcext:value-type="float">
            <text:p>7,82602</text:p>
          </table:table-cell>
          <table:table-cell table:style-name="ce13" table:formula="of:=[$data.$E44]" office:value-type="float" office:value="15.6550436666667" calcext:value-type="float">
            <text:p>15,6550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9" table:formula="of:=[$data.$G32]" office:value-type="float" office:value="0.562504" calcext:value-type="float">
            <text:p>0,562504</text:p>
          </table:table-cell>
          <table:table-cell table:style-name="ce29" table:formula="of:=[$data.$G35]" office:value-type="float" office:value="0.562501" calcext:value-type="float">
            <text:p>0,562501</text:p>
          </table:table-cell>
          <table:table-cell table:style-name="ce29" table:formula="of:=[$data.$G38]" office:value-type="float" office:value="0.5625" calcext:value-type="float">
            <text:p>0,562500</text:p>
          </table:table-cell>
          <table:table-cell table:style-name="ce29" table:formula="of:=[$data.$G41]" office:value-type="float" office:value="0.5625" calcext:value-type="float">
            <text:p>0,562500</text:p>
          </table:table-cell>
          <table:table-cell table:style-name="ce29" table:formula="of:=[$data.$G44]" office:value-type="float" office:value="0.5625" calcext:value-type="float">
            <text:p>0,562500</text:p>
          </table:table-cell>
          <table:table-cell table:number-columns-repeated="90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table:formula="of:=[$data.$E47]" office:value-type="float" office:value="0.662822666666667" calcext:value-type="float">
            <text:p>0,66282</text:p>
          </table:table-cell>
          <table:table-cell table:style-name="ce14" table:formula="of:=[$data.$E50]" office:value-type="float" office:value="1.27737766666667" calcext:value-type="float">
            <text:p>1,27738</text:p>
          </table:table-cell>
          <table:table-cell table:style-name="ce14" table:formula="of:=[$data.$E53]" office:value-type="float" office:value="2.48084533333333" calcext:value-type="float">
            <text:p>2,48085</text:p>
          </table:table-cell>
          <table:table-cell table:style-name="ce14" table:formula="of:=[$data.$E56]" office:value-type="float" office:value="4.91808933333333" calcext:value-type="float">
            <text:p>4,91809</text:p>
          </table:table-cell>
          <table:table-cell table:style-name="ce14" table:formula="of:=[$data.$E59]" office:value-type="float" office:value="9.76998533333333" calcext:value-type="float">
            <text:p>9,76999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30" table:formula="of:=[$data.$G47]" office:value-type="float" office:value="0.14063" calcext:value-type="float">
            <text:p>0,140630</text:p>
          </table:table-cell>
          <table:table-cell table:style-name="ce30" table:formula="of:=[$data.$G50]" office:value-type="float" office:value="0.140626" calcext:value-type="float">
            <text:p>0,140626</text:p>
          </table:table-cell>
          <table:table-cell table:style-name="ce30" table:formula="of:=[$data.$G53]" office:value-type="float" office:value="0.140625" calcext:value-type="float">
            <text:p>0,140625</text:p>
          </table:table-cell>
          <table:table-cell table:style-name="ce30" table:formula="of:=[$data.$G56]" office:value-type="float" office:value="0.140625" calcext:value-type="float">
            <text:p>0,140625</text:p>
          </table:table-cell>
          <table:table-cell table:style-name="ce30" table:formula="of:=[$data.$G59]" office:value-type="float" office:value="0.140625" calcext:value-type="float">
            <text:p>0,140625</text:p>
          </table:table-cell>
          <table:table-cell table:number-columns-repeated="90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3" table:formula="of:=[$data.$E62]" office:value-type="float" office:value="0.519664666666667" calcext:value-type="float">
            <text:p>0,51966</text:p>
          </table:table-cell>
          <table:table-cell table:style-name="ce13" table:formula="of:=[$data.$E65]" office:value-type="float" office:value="1.01471966666667" calcext:value-type="float">
            <text:p>1,01472</text:p>
          </table:table-cell>
          <table:table-cell table:style-name="ce13" table:formula="of:=[$data.$E68]" office:value-type="float" office:value="1.92004133333333" calcext:value-type="float">
            <text:p>1,92004</text:p>
          </table:table-cell>
          <table:table-cell table:style-name="ce13" table:formula="of:=[$data.$E71]" office:value-type="float" office:value="3.768816" calcext:value-type="float">
            <text:p>3,76882</text:p>
          </table:table-cell>
          <table:table-cell table:style-name="ce13" table:formula="of:=[$data.$E74]" office:value-type="float" office:value="7.32395466666667" calcext:value-type="float">
            <text:p>7,3239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29" table:formula="of:=[$data.$G62]" office:value-type="float" office:value="0.035168" calcext:value-type="float">
            <text:p>0,035168</text:p>
          </table:table-cell>
          <table:table-cell table:style-name="ce29" table:formula="of:=[$data.$G65]" office:value-type="float" office:value="0.035157" calcext:value-type="float">
            <text:p>0,035157</text:p>
          </table:table-cell>
          <table:table-cell table:style-name="ce29" table:formula="of:=[$data.$G68]" office:value-type="float" office:value="0.035157" calcext:value-type="float">
            <text:p>0,035157</text:p>
          </table:table-cell>
          <table:table-cell table:style-name="ce29" table:formula="of:=[$data.$G71]" office:value-type="float" office:value="0.035156" calcext:value-type="float">
            <text:p>0,035156</text:p>
          </table:table-cell>
          <table:table-cell table:style-name="ce29" table:formula="of:=[$data.$G74]" office:value-type="float" office:value="0.035156" calcext:value-type="float">
            <text:p>0,035156</text:p>
          </table:table-cell>
          <table:table-cell table:number-columns-repeated="903"/>
        </table:table-row>
        <table:table-row table:style-name="ro1">
          <table:table-cell table:style-name="ce6" table:number-columns-repeated="6"/>
          <table:table-cell/>
          <table:table-cell table:style-name="ce2" office:value-type="string" calcext:value-type="string" table:number-columns-spanned="6" table:number-rows-spanned="1">
            <text:p>Desvio Padrão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5" office:value-type="string" calcext:value-type="string">
            <text:p>p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I11]*2" office:value-type="float" office:value="2000" calcext:value-type="float">
            <text:p>2000</text:p>
          </table:table-cell>
          <table:table-cell table:style-name="ce1" table:formula="of:=[.J11]*2" office:value-type="float" office:value="4000" calcext:value-type="float">
            <text:p>4000</text:p>
          </table:table-cell>
          <table:table-cell table:style-name="ce1" table:formula="of:=[.K11]*2" office:value-type="float" office:value="8000" calcext:value-type="float">
            <text:p>8000</text:p>
          </table:table-cell>
          <table:table-cell table:style-name="ce1" table:formula="of:=[.L11]*2" office:value-type="float" office:value="16000" calcext:value-type="float">
            <text:p>16000</text:p>
          </table:table-cell>
          <table:table-cell table:number-columns-repeated="903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7" table:formula="of:=[.B3]" office:value-type="float" office:value="1000" calcext:value-type="float">
            <text:p>1000</text:p>
          </table:table-cell>
          <table:table-cell table:style-name="ce17" table:formula="of:=[.C3]" office:value-type="float" office:value="2000" calcext:value-type="float">
            <text:p>2000</text:p>
          </table:table-cell>
          <table:table-cell table:style-name="ce17" table:formula="of:=[.D3]" office:value-type="float" office:value="4000" calcext:value-type="float">
            <text:p>4000</text:p>
          </table:table-cell>
          <table:table-cell table:style-name="ce17" table:formula="of:=[.E3]" office:value-type="float" office:value="8000" calcext:value-type="float">
            <text:p>8000</text:p>
          </table:table-cell>
          <table:table-cell table:style-name="ce17" table:formula="of:=[.F3]" office:value-type="float" office:value="16000" calcext:value-type="float">
            <text:p>1600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29" table:formula="of:=[$data.$H11]" office:value-type="float" office:value="0" calcext:value-type="float">
            <text:p>0,000000</text:p>
          </table:table-cell>
          <table:table-cell table:style-name="ce29" table:formula="of:=[$data.$H14]" office:value-type="float" office:value="0" calcext:value-type="float">
            <text:p>0,000000</text:p>
          </table:table-cell>
          <table:table-cell table:style-name="ce29" table:formula="of:=[$data.$H17]" office:value-type="float" office:value="0" calcext:value-type="float">
            <text:p>0,000000</text:p>
          </table:table-cell>
          <table:table-cell table:style-name="ce29" table:formula="of:=[$data.$H20]" office:value-type="float" office:value="0" calcext:value-type="float">
            <text:p>0,000000</text:p>
          </table:table-cell>
          <table:table-cell table:style-name="ce29" table:formula="of:=[$data.$H23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0" table:formula="of:=[.B4]/[.B4]" office:value-type="float" office:value="1" calcext:value-type="float">
            <text:p>1,0000</text:p>
          </table:table-cell>
          <table:table-cell table:style-name="ce20" table:formula="of:=[.C4]/[.C4]" office:value-type="float" office:value="1" calcext:value-type="float">
            <text:p>1,0000</text:p>
          </table:table-cell>
          <table:table-cell table:style-name="ce20" table:formula="of:=[.D4]/[.D4]" office:value-type="float" office:value="1" calcext:value-type="float">
            <text:p>1,0000</text:p>
          </table:table-cell>
          <table:table-cell table:style-name="ce20" table:formula="of:=[.E4]/[.E4]" office:value-type="float" office:value="1" calcext:value-type="float">
            <text:p>1,0000</text:p>
          </table:table-cell>
          <table:table-cell table:style-name="ce20" table:formula="of:=[.F4]/[.F4]" office:value-type="float" office:value="1" calcext:value-type="float">
            <text:p>1,000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30" table:formula="of:=[$data.$H26]" office:value-type="float" office:value="0" calcext:value-type="float">
            <text:p>0,000000</text:p>
          </table:table-cell>
          <table:table-cell table:style-name="ce30" table:formula="of:=[$data.$H29]" office:value-type="float" office:value="0" calcext:value-type="float">
            <text:p>0,000000</text:p>
          </table:table-cell>
          <table:table-cell table:style-name="ce30" table:formula="of:=[$data.$H32]" office:value-type="float" office:value="0" calcext:value-type="float">
            <text:p>0,000000</text:p>
          </table:table-cell>
          <table:table-cell table:style-name="ce30" table:formula="of:=[$data.$H35]" office:value-type="float" office:value="0" calcext:value-type="float">
            <text:p>0,000000</text:p>
          </table:table-cell>
          <table:table-cell table:style-name="ce30" table:formula="of:=[$data.$H38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1" table:formula="of:=[.B4]/[.B5]" office:value-type="float" office:value="1.91567162359742" calcext:value-type="float">
            <text:p>1,9157</text:p>
          </table:table-cell>
          <table:table-cell table:style-name="ce21" table:formula="of:=[.C4]/[.C5]" office:value-type="float" office:value="1.94174010403589" calcext:value-type="float">
            <text:p>1,9417</text:p>
          </table:table-cell>
          <table:table-cell table:style-name="ce21" table:formula="of:=[.D4]/[.D5]" office:value-type="float" office:value="1.94533293648456" calcext:value-type="float">
            <text:p>1,9453</text:p>
          </table:table-cell>
          <table:table-cell table:style-name="ce21" table:formula="of:=[.E4]/[.E5]" office:value-type="float" office:value="1.94418423412124" calcext:value-type="float">
            <text:p>1,9442</text:p>
          </table:table-cell>
          <table:table-cell table:style-name="ce21" table:formula="of:=[.F4]/[.F5]" office:value-type="float" office:value="1.9450638325934" calcext:value-type="float">
            <text:p>1,945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9" table:formula="of:=[$data.$H41]" office:value-type="float" office:value="0" calcext:value-type="float">
            <text:p>0,000000</text:p>
          </table:table-cell>
          <table:table-cell table:style-name="ce29" table:formula="of:=[$data.$H44]" office:value-type="float" office:value="0" calcext:value-type="float">
            <text:p>0,000000</text:p>
          </table:table-cell>
          <table:table-cell table:style-name="ce29" table:formula="of:=[$data.$H47]" office:value-type="float" office:value="0" calcext:value-type="float">
            <text:p>0,000000</text:p>
          </table:table-cell>
          <table:table-cell table:style-name="ce29" table:formula="of:=[$data.$H50]" office:value-type="float" office:value="0" calcext:value-type="float">
            <text:p>0,000000</text:p>
          </table:table-cell>
          <table:table-cell table:style-name="ce29" table:formula="of:=[$data.$H53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table:formula="of:=[.B4]/[.B6]" office:value-type="float" office:value="3.63845255466942" calcext:value-type="float">
            <text:p>3,6385</text:p>
          </table:table-cell>
          <table:table-cell table:style-name="ce20" table:formula="of:=[.C4]/[.C6]" office:value-type="float" office:value="3.80229812034979" calcext:value-type="float">
            <text:p>3,8023</text:p>
          </table:table-cell>
          <table:table-cell table:style-name="ce20" table:formula="of:=[.D4]/[.D6]" office:value-type="float" office:value="3.82835918887993" calcext:value-type="float">
            <text:p>3,8284</text:p>
          </table:table-cell>
          <table:table-cell table:style-name="ce20" table:formula="of:=[.E4]/[.E6]" office:value-type="float" office:value="3.85519206411804" calcext:value-type="float">
            <text:p>3,8552</text:p>
          </table:table-cell>
          <table:table-cell table:style-name="ce20" table:formula="of:=[.F4]/[.F6]" office:value-type="float" office:value="3.84979635210642" calcext:value-type="float">
            <text:p>3,8498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30" table:formula="of:=[$data.$H56]" office:value-type="float" office:value="0" calcext:value-type="float">
            <text:p>0,000000</text:p>
          </table:table-cell>
          <table:table-cell table:style-name="ce30" table:formula="of:=[$data.$H59]" office:value-type="float" office:value="0" calcext:value-type="float">
            <text:p>0,000000</text:p>
          </table:table-cell>
          <table:table-cell table:style-name="ce30" table:formula="of:=[$data.$H62]" office:value-type="float" office:value="0" calcext:value-type="float">
            <text:p>0,000000</text:p>
          </table:table-cell>
          <table:table-cell table:style-name="ce30" table:formula="of:=[$data.$H65]" office:value-type="float" office:value="0" calcext:value-type="float">
            <text:p>0,000000</text:p>
          </table:table-cell>
          <table:table-cell table:style-name="ce30" table:formula="of:=[$data.$H68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1" table:formula="of:=[.B4]/[.B7]" office:value-type="float" office:value="5.69037520342294" calcext:value-type="float">
            <text:p>5,6904</text:p>
          </table:table-cell>
          <table:table-cell table:style-name="ce21" table:formula="of:=[.C4]/[.C7]" office:value-type="float" office:value="5.94114557088702" calcext:value-type="float">
            <text:p>5,9411</text:p>
          </table:table-cell>
          <table:table-cell table:style-name="ce21" table:formula="of:=[.D4]/[.D7]" office:value-type="float" office:value="6.08758788670958" calcext:value-type="float">
            <text:p>6,0876</text:p>
          </table:table-cell>
          <table:table-cell table:style-name="ce21" table:formula="of:=[.E4]/[.E7]" office:value-type="float" office:value="6.13466374611062" calcext:value-type="float">
            <text:p>6,1347</text:p>
          </table:table-cell>
          <table:table-cell table:style-name="ce21" table:formula="of:=[.F4]/[.F7]" office:value-type="float" office:value="6.16876361056291" calcext:value-type="float">
            <text:p>6,168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29" table:formula="of:=[$data.$H71]" office:value-type="float" office:value="0" calcext:value-type="float">
            <text:p>0,000000</text:p>
          </table:table-cell>
          <table:table-cell table:style-name="ce29" table:formula="of:=[$data.$H74]" office:value-type="float" office:value="0" calcext:value-type="float">
            <text:p>0,000000</text:p>
          </table:table-cell>
          <table:table-cell table:style-name="ce29" table:formula="of:=[$data.$H77]" office:value-type="float" office:value="0" calcext:value-type="float">
            <text:p>0,000000</text:p>
          </table:table-cell>
          <table:table-cell table:style-name="ce29" table:formula="of:=[$data.$H80]" office:value-type="float" office:value="0" calcext:value-type="float">
            <text:p>0,000000</text:p>
          </table:table-cell>
          <table:table-cell table:style-name="ce29" table:formula="of:=[$data.$H83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4]/[.B8]" office:value-type="float" office:value="7.25796827954437" calcext:value-type="float">
            <text:p>7,2580</text:p>
          </table:table-cell>
          <table:table-cell table:style-name="ce20" table:formula="of:=[.C4]/[.C8]" office:value-type="float" office:value="7.47899830462206" calcext:value-type="float">
            <text:p>7,4790</text:p>
          </table:table-cell>
          <table:table-cell table:style-name="ce20" table:formula="of:=[.D4]/[.D8]" office:value-type="float" office:value="7.86564525347024" calcext:value-type="float">
            <text:p>7,8656</text:p>
          </table:table-cell>
          <table:table-cell table:style-name="ce20" table:formula="of:=[.E4]/[.E8]" office:value-type="float" office:value="8.00538533410316" calcext:value-type="float">
            <text:p>8,0054</text:p>
          </table:table-cell>
          <table:table-cell table:style-name="ce20" table:formula="of:=[.F4]/[.F8]" office:value-type="float" office:value="8.22898730849599" calcext:value-type="float">
            <text:p>8,2290</text:p>
          </table:table-cell>
          <table:table-cell table:number-columns-repeated="910"/>
        </table:table-row>
        <table:table-row table:style-name="ro2">
          <table:table-cell table:style-name="ce6" table:number-columns-repeated="6"/>
          <table:table-cell table:number-columns-repeated="910"/>
        </table:table-row>
        <table:table-row table:style-name="ro2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1" table:formula="of:=[.B12]" office:value-type="float" office:value="1000" calcext:value-type="float">
            <text:p>1000</text:p>
          </table:table-cell>
          <table:table-cell table:style-name="ce1" table:formula="of:=[.C12]" office:value-type="float" office:value="2000" calcext:value-type="float">
            <text:p>2000</text:p>
          </table:table-cell>
          <table:table-cell table:style-name="ce1" table:formula="of:=[.D12]" office:value-type="float" office:value="4000" calcext:value-type="float">
            <text:p>4000</text:p>
          </table:table-cell>
          <table:table-cell table:style-name="ce1" table:formula="of:=[.E12]" office:value-type="float" office:value="8000" calcext:value-type="float">
            <text:p>8000</text:p>
          </table:table-cell>
          <table:table-cell table:style-name="ce1" table:formula="of:=[.F12]" office:value-type="float" office:value="16000" calcext:value-type="float">
            <text:p>16000</text:p>
          </table:table-cell>
          <table:table-cell table:number-columns-repeated="9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table:formula="of:=[.B13]/[.$A$22]" office:value-type="float" office:value="1" calcext:value-type="float">
            <text:p>1,0000</text:p>
          </table:table-cell>
          <table:table-cell table:style-name="ce20" table:formula="of:=[.C13]/[.$A$22]" office:value-type="float" office:value="1" calcext:value-type="float">
            <text:p>1,0000</text:p>
          </table:table-cell>
          <table:table-cell table:style-name="ce20" table:formula="of:=[.D13]/[.$A$22]" office:value-type="float" office:value="1" calcext:value-type="float">
            <text:p>1,0000</text:p>
          </table:table-cell>
          <table:table-cell table:style-name="ce20" table:formula="of:=[.E13]/[.$A$22]" office:value-type="float" office:value="1" calcext:value-type="float">
            <text:p>1,0000</text:p>
          </table:table-cell>
          <table:table-cell table:style-name="ce20" table:formula="of:=[.F13]/[.$A$22]" office:value-type="float" office:value="1" calcext:value-type="float">
            <text:p>1,0000</text:p>
          </table:table-cell>
          <table:table-cell table:number-columns-repeated="91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table:formula="of:=[.B14]/[.$A$23]" office:value-type="float" office:value="0.95783581179871" calcext:value-type="float">
            <text:p>0,9578</text:p>
          </table:table-cell>
          <table:table-cell table:style-name="ce21" table:formula="of:=[.C14]/[.$A$23]" office:value-type="float" office:value="0.970870052017947" calcext:value-type="float">
            <text:p>0,9709</text:p>
          </table:table-cell>
          <table:table-cell table:style-name="ce21" table:formula="of:=[.D14]/[.$A$23]" office:value-type="float" office:value="0.97266646824228" calcext:value-type="float">
            <text:p>0,9727</text:p>
          </table:table-cell>
          <table:table-cell table:style-name="ce21" table:formula="of:=[.E14]/[.$A$23]" office:value-type="float" office:value="0.972092117060621" calcext:value-type="float">
            <text:p>0,9721</text:p>
          </table:table-cell>
          <table:table-cell table:style-name="ce21" table:formula="of:=[.F14]/[.$A$23]" office:value-type="float" office:value="0.972531916296699" calcext:value-type="float">
            <text:p>0,9725</text:p>
          </table:table-cell>
          <table:table-cell table:number-columns-repeated="91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0" table:formula="of:=[.B15]/[.$A$24]" office:value-type="float" office:value="0.909613138667354" calcext:value-type="float">
            <text:p>0,9096</text:p>
          </table:table-cell>
          <table:table-cell table:style-name="ce20" table:formula="of:=[.C15]/[.$A$24]" office:value-type="float" office:value="0.950574530087447" calcext:value-type="float">
            <text:p>0,9506</text:p>
          </table:table-cell>
          <table:table-cell table:style-name="ce20" table:formula="of:=[.D15]/[.$A$24]" office:value-type="float" office:value="0.957089797219982" calcext:value-type="float">
            <text:p>0,9571</text:p>
          </table:table-cell>
          <table:table-cell table:style-name="ce20" table:formula="of:=[.E15]/[.$A$24]" office:value-type="float" office:value="0.963798016029511" calcext:value-type="float">
            <text:p>0,9638</text:p>
          </table:table-cell>
          <table:table-cell table:style-name="ce20" table:formula="of:=[.F15]/[.$A$24]" office:value-type="float" office:value="0.962449088026604" calcext:value-type="float">
            <text:p>0,9624</text:p>
          </table:table-cell>
          <table:table-cell table:number-columns-repeated="910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21" table:formula="of:=[.B16]/6" office:value-type="float" office:value="0.948395867237156" calcext:value-type="float">
            <text:p>0,9484</text:p>
          </table:table-cell>
          <table:table-cell table:style-name="ce21" table:formula="of:=[.C16]/6" office:value-type="float" office:value="0.990190928481171" calcext:value-type="float">
            <text:p>0,9902</text:p>
          </table:table-cell>
          <table:table-cell table:style-name="ce21" table:formula="of:=[.D16]/6" office:value-type="float" office:value="1.01459798111826" calcext:value-type="float">
            <text:p>1,0146</text:p>
          </table:table-cell>
          <table:table-cell table:style-name="ce21" table:formula="of:=[.E16]/6" office:value-type="float" office:value="1.0224439576851" calcext:value-type="float">
            <text:p>1,0224</text:p>
          </table:table-cell>
          <table:table-cell table:style-name="ce21" table:formula="of:=[.F16]/6" office:value-type="float" office:value="1.02812726842715" calcext:value-type="float">
            <text:p>1,0281</text:p>
          </table:table-cell>
          <table:table-cell table:number-columns-repeated="9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17]/6" office:value-type="float" office:value="1.20966137992406" calcext:value-type="float">
            <text:p>1,2097</text:p>
          </table:table-cell>
          <table:table-cell table:style-name="ce20" table:formula="of:=[.C17]/6" office:value-type="float" office:value="1.24649971743701" calcext:value-type="float">
            <text:p>1,2465</text:p>
          </table:table-cell>
          <table:table-cell table:style-name="ce20" table:formula="of:=[.D17]/6" office:value-type="float" office:value="1.31094087557837" calcext:value-type="float">
            <text:p>1,3109</text:p>
          </table:table-cell>
          <table:table-cell table:style-name="ce20" table:formula="of:=[.E17]/6" office:value-type="float" office:value="1.33423088901719" calcext:value-type="float">
            <text:p>1,3342</text:p>
          </table:table-cell>
          <table:table-cell table:style-name="ce20" table:formula="of:=[.F17]/6" office:value-type="float" office:value="1.37149788474933" calcext:value-type="float">
            <text:p>1,3715</text:p>
          </table:table-cell>
          <table:table-cell table:number-columns-repeated="910"/>
        </table:table-row>
        <table:table-row table:style-name="ro2" table:number-rows-repeated="1048547">
          <table:table-cell table:number-columns-repeated="916"/>
        </table:table-row>
        <table:table-row table:style-name="ro3" table:number-rows-repeated="2">
          <table:table-cell table:number-columns-repeated="916"/>
        </table:table-row>
        <table:table-row table:style-name="ro3">
          <table:table-cell table:number-columns-repeated="916"/>
        </table:table-row>
      </table:table>
      <table:table table:name="data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4">
          <table:table-cell table:style-name="ce39" office:value-type="string" calcext:value-type="string" table:number-columns-spanned="5" table:number-rows-spanned="1">
            <text:p>OpenMP/Task_6/omp_a_s_1_output.txt</text:p>
          </table:table-cell>
          <table:covered-table-cell table:number-columns-repeated="4"/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3.77173" calcext:value-type="float">
            <text:p>3,77173</text:p>
          </table:table-cell>
          <table:table-cell table:formula="of:=AVERAGE([.D2:.D4])" office:value-type="float" office:value="3.77170966666667" calcext:value-type="float">
            <text:p>3,77170966666667</text:p>
          </table:table-cell>
          <table:table-cell/>
          <table:table-cell table:formula="of:=AVERAGE([.C2:.C4])" office:value-type="float" office:value="9.000005" calcext:value-type="float">
            <text:p>9,000005</text:p>
          </table:table-cell>
          <table:table-cell table:formula="of:=STDEV([.C2:.C4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3.775443" calcext:value-type="float">
            <text:p>3,775443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3.767956" calcext:value-type="float">
            <text:p>3,767956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7.606497" calcext:value-type="float">
            <text:p>7,606497</text:p>
          </table:table-cell>
          <table:table-cell table:formula="of:=AVERAGE([.D5:.D7])" office:value-type="float" office:value="7.58908666666667" calcext:value-type="float">
            <text:p>7,58908666666667</text:p>
          </table:table-cell>
          <table:table-cell/>
          <table:table-cell table:formula="of:=AVERAGE([.C5:.C7])" office:value-type="float" office:value="9.000001" calcext:value-type="float">
            <text:p>9,000001</text:p>
          </table:table-cell>
          <table:table-cell table:formula="of:=STDEV([.C5:.C7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7.579961" calcext:value-type="float">
            <text:p>7,579961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7.580802" calcext:value-type="float">
            <text:p>7,580802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5.166981" calcext:value-type="float">
            <text:p>15,166981</text:p>
          </table:table-cell>
          <table:table-cell table:formula="of:=AVERAGE([.D8:.D10])" office:value-type="float" office:value="15.102364" calcext:value-type="float">
            <text:p>15,102364</text:p>
          </table:table-cell>
          <table:table-cell/>
          <table:table-cell table:formula="of:=AVERAGE([.C8:.C10])" office:value-type="float" office:value="9" calcext:value-type="float">
            <text:p>9</text:p>
          </table:table-cell>
          <table:table-cell table:formula="of:=STDEV([.C8:.C10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5.044782" calcext:value-type="float">
            <text:p>15,044782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5.095329" calcext:value-type="float">
            <text:p>15,095329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0.206393" calcext:value-type="float">
            <text:p>30,206393</text:p>
          </table:table-cell>
          <table:table-cell table:formula="of:=AVERAGE([.D11:.D13])" office:value-type="float" office:value="30.1708243333333" calcext:value-type="float">
            <text:p>30,1708243333333</text:p>
          </table:table-cell>
          <table:table-cell/>
          <table:table-cell table:formula="of:=AVERAGE([.C11:.C13])" office:value-type="float" office:value="9" calcext:value-type="float">
            <text:p>9</text:p>
          </table:table-cell>
          <table:table-cell table:formula="of:=STDEV([.C11:.C13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0.202905" calcext:value-type="float">
            <text:p>30,202905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0.103175" calcext:value-type="float">
            <text:p>30,103175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60.336608" calcext:value-type="float">
            <text:p>60,336608</text:p>
          </table:table-cell>
          <table:table-cell table:formula="of:=AVERAGE([.D14:.D16])" office:value-type="float" office:value="60.26873" calcext:value-type="float">
            <text:p>60,26873</text:p>
          </table:table-cell>
          <table:table-cell/>
          <table:table-cell table:formula="of:=AVERAGE([.C14:.C16])" office:value-type="float" office:value="9" calcext:value-type="float">
            <text:p>9</text:p>
          </table:table-cell>
          <table:table-cell table:formula="of:=STDEV([.C14:.C16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60.064491" calcext:value-type="float">
            <text:p>60,064491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60.405091" calcext:value-type="float">
            <text:p>60,405091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.250004" calcext:value-type="float">
            <text:p>2,250004</text:p>
          </table:table-cell>
          <table:table-cell office:value-type="float" office:value="1.970649" calcext:value-type="float">
            <text:p>1,970649</text:p>
          </table:table-cell>
          <table:table-cell table:formula="of:=AVERAGE([.D17:.D19])" office:value-type="float" office:value="1.96887066666667" calcext:value-type="float">
            <text:p>1,96887066666667</text:p>
          </table:table-cell>
          <table:table-cell/>
          <table:table-cell table:formula="of:=AVERAGE([.C17:.C19])" office:value-type="float" office:value="2.250004" calcext:value-type="float">
            <text:p>2,250004</text:p>
          </table:table-cell>
          <table:table-cell table:formula="of:=STDEV([.C17:.C19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.250004" calcext:value-type="float">
            <text:p>2,250004</text:p>
          </table:table-cell>
          <table:table-cell office:value-type="float" office:value="1.96975" calcext:value-type="float">
            <text:p>1,96975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.250004" calcext:value-type="float">
            <text:p>2,250004</text:p>
          </table:table-cell>
          <table:table-cell office:value-type="float" office:value="1.966213" calcext:value-type="float">
            <text:p>1,966213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.250001" calcext:value-type="float">
            <text:p>2,250001</text:p>
          </table:table-cell>
          <table:table-cell office:value-type="float" office:value="3.880969" calcext:value-type="float">
            <text:p>3,880969</text:p>
          </table:table-cell>
          <table:table-cell table:formula="of:=AVERAGE([.D20:.D22])" office:value-type="float" office:value="3.90839466666667" calcext:value-type="float">
            <text:p>3,90839466666667</text:p>
          </table:table-cell>
          <table:table-cell/>
          <table:table-cell table:formula="of:=AVERAGE([.C20:.C22])" office:value-type="float" office:value="2.250001" calcext:value-type="float">
            <text:p>2,250001</text:p>
          </table:table-cell>
          <table:table-cell table:formula="of:=STDEV([.C20:.C22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.250001" calcext:value-type="float">
            <text:p>2,250001</text:p>
          </table:table-cell>
          <table:table-cell office:value-type="float" office:value="3.918112" calcext:value-type="float">
            <text:p>3,918112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.250001" calcext:value-type="float">
            <text:p>2,250001</text:p>
          </table:table-cell>
          <table:table-cell office:value-type="float" office:value="3.926103" calcext:value-type="float">
            <text:p>3,926103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.25" calcext:value-type="float">
            <text:p>2,25</text:p>
          </table:table-cell>
          <table:table-cell office:value-type="float" office:value="7.772573" calcext:value-type="float">
            <text:p>7,772573</text:p>
          </table:table-cell>
          <table:table-cell table:formula="of:=AVERAGE([.D23:.D25])" office:value-type="float" office:value="7.76338266666667" calcext:value-type="float">
            <text:p>7,76338266666667</text:p>
          </table:table-cell>
          <table:table-cell/>
          <table:table-cell table:formula="of:=AVERAGE([.C23:.C25])" office:value-type="float" office:value="2.25" calcext:value-type="float">
            <text:p>2,25</text:p>
          </table:table-cell>
          <table:table-cell table:formula="of:=STDEV([.C23:.C25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.25" calcext:value-type="float">
            <text:p>2,25</text:p>
          </table:table-cell>
          <table:table-cell office:value-type="float" office:value="7.759889" calcext:value-type="float">
            <text:p>7,759889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.25" calcext:value-type="float">
            <text:p>2,25</text:p>
          </table:table-cell>
          <table:table-cell office:value-type="float" office:value="7.757686" calcext:value-type="float">
            <text:p>7,757686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2.25" calcext:value-type="float">
            <text:p>2,25</text:p>
          </table:table-cell>
          <table:table-cell office:value-type="float" office:value="15.502342" calcext:value-type="float">
            <text:p>15,502342</text:p>
          </table:table-cell>
          <table:table-cell table:formula="of:=AVERAGE([.D26:.D28])" office:value-type="float" office:value="15.5185006666667" calcext:value-type="float">
            <text:p>15,5185006666667</text:p>
          </table:table-cell>
          <table:table-cell/>
          <table:table-cell table:formula="of:=AVERAGE([.C26:.C28])" office:value-type="float" office:value="2.25" calcext:value-type="float">
            <text:p>2,25</text:p>
          </table:table-cell>
          <table:table-cell table:formula="of:=STDEV([.C26:.C28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2.25" calcext:value-type="float">
            <text:p>2,25</text:p>
          </table:table-cell>
          <table:table-cell office:value-type="float" office:value="15.567333" calcext:value-type="float">
            <text:p>15,567333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2.25" calcext:value-type="float">
            <text:p>2,25</text:p>
          </table:table-cell>
          <table:table-cell office:value-type="float" office:value="15.485827" calcext:value-type="float">
            <text:p>15,485827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2.25" calcext:value-type="float">
            <text:p>2,25</text:p>
          </table:table-cell>
          <table:table-cell office:value-type="float" office:value="31.048325" calcext:value-type="float">
            <text:p>31,048325</text:p>
          </table:table-cell>
          <table:table-cell table:formula="of:=AVERAGE([.D29:.D31])" office:value-type="float" office:value="30.9854766666667" calcext:value-type="float">
            <text:p>30,9854766666667</text:p>
          </table:table-cell>
          <table:table-cell/>
          <table:table-cell table:formula="of:=AVERAGE([.C29:.C31])" office:value-type="float" office:value="2.25" calcext:value-type="float">
            <text:p>2,25</text:p>
          </table:table-cell>
          <table:table-cell table:formula="of:=STDEV([.C29:.C31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2.25" calcext:value-type="float">
            <text:p>2,25</text:p>
          </table:table-cell>
          <table:table-cell office:value-type="float" office:value="30.992037" calcext:value-type="float">
            <text:p>30,992037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2.25" calcext:value-type="float">
            <text:p>2,25</text:p>
          </table:table-cell>
          <table:table-cell office:value-type="float" office:value="30.916068" calcext:value-type="float">
            <text:p>30,916068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62504" calcext:value-type="float">
            <text:p>0,562504</text:p>
          </table:table-cell>
          <table:table-cell office:value-type="float" office:value="1.022905" calcext:value-type="float">
            <text:p>1,022905</text:p>
          </table:table-cell>
          <table:table-cell table:formula="of:=AVERAGE([.D32:.D34])" office:value-type="float" office:value="1.03662466666667" calcext:value-type="float">
            <text:p>1,03662466666667</text:p>
          </table:table-cell>
          <table:table-cell/>
          <table:table-cell table:formula="of:=AVERAGE([.C32:.C34])" office:value-type="float" office:value="0.562504" calcext:value-type="float">
            <text:p>0,562504</text:p>
          </table:table-cell>
          <table:table-cell table:formula="of:=STDEV([.C32:.C34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62504" calcext:value-type="float">
            <text:p>0,562504</text:p>
          </table:table-cell>
          <table:table-cell office:value-type="float" office:value="1.052127" calcext:value-type="float">
            <text:p>1,052127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62504" calcext:value-type="float">
            <text:p>0,562504</text:p>
          </table:table-cell>
          <table:table-cell office:value-type="float" office:value="1.034842" calcext:value-type="float">
            <text:p>1,034842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562501" calcext:value-type="float">
            <text:p>0,562501</text:p>
          </table:table-cell>
          <table:table-cell office:value-type="float" office:value="1.99525" calcext:value-type="float">
            <text:p>1,99525</text:p>
          </table:table-cell>
          <table:table-cell table:formula="of:=AVERAGE([.D35:.D37])" office:value-type="float" office:value="1.995921" calcext:value-type="float">
            <text:p>1,995921</text:p>
          </table:table-cell>
          <table:table-cell/>
          <table:table-cell table:formula="of:=AVERAGE([.C35:.C37])" office:value-type="float" office:value="0.562501" calcext:value-type="float">
            <text:p>0,562501</text:p>
          </table:table-cell>
          <table:table-cell table:formula="of:=STDEV([.C35:.C37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562501" calcext:value-type="float">
            <text:p>0,562501</text:p>
          </table:table-cell>
          <table:table-cell office:value-type="float" office:value="2.009855" calcext:value-type="float">
            <text:p>2,009855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562501" calcext:value-type="float">
            <text:p>0,562501</text:p>
          </table:table-cell>
          <table:table-cell office:value-type="float" office:value="1.982658" calcext:value-type="float">
            <text:p>1,982658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3.972758" calcext:value-type="float">
            <text:p>3,972758</text:p>
          </table:table-cell>
          <table:table-cell table:formula="of:=AVERAGE([.D38:.D40])" office:value-type="float" office:value="3.944866" calcext:value-type="float">
            <text:p>3,944866</text:p>
          </table:table-cell>
          <table:table-cell/>
          <table:table-cell table:formula="of:=AVERAGE([.C38:.C40])" office:value-type="float" office:value="0.5625" calcext:value-type="float">
            <text:p>0,5625</text:p>
          </table:table-cell>
          <table:table-cell table:formula="of:=STDEV([.C38:.C40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3.927712" calcext:value-type="float">
            <text:p>3,927712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3.934128" calcext:value-type="float">
            <text:p>3,934128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7.80779" calcext:value-type="float">
            <text:p>7,80779</text:p>
          </table:table-cell>
          <table:table-cell table:formula="of:=AVERAGE([.D41:.D43])" office:value-type="float" office:value="7.82602366666667" calcext:value-type="float">
            <text:p>7,82602366666667</text:p>
          </table:table-cell>
          <table:table-cell/>
          <table:table-cell table:formula="of:=AVERAGE([.C41:.C43])" office:value-type="float" office:value="0.5625" calcext:value-type="float">
            <text:p>0,5625</text:p>
          </table:table-cell>
          <table:table-cell table:formula="of:=STDEV([.C41:.C43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7.856757" calcext:value-type="float">
            <text:p>7,856757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7.813524" calcext:value-type="float">
            <text:p>7,813524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15.655084" calcext:value-type="float">
            <text:p>15,655084</text:p>
          </table:table-cell>
          <table:table-cell table:formula="of:=AVERAGE([.D44:.D46])" office:value-type="float" office:value="15.6550436666667" calcext:value-type="float">
            <text:p>15,6550436666667</text:p>
          </table:table-cell>
          <table:table-cell/>
          <table:table-cell table:formula="of:=AVERAGE([.C44:.C46])" office:value-type="float" office:value="0.5625" calcext:value-type="float">
            <text:p>0,5625</text:p>
          </table:table-cell>
          <table:table-cell table:formula="of:=STDEV([.C44:.C46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15.606339" calcext:value-type="float">
            <text:p>15,606339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15.703708" calcext:value-type="float">
            <text:p>15,703708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14063" calcext:value-type="float">
            <text:p>0,14063</text:p>
          </table:table-cell>
          <table:table-cell office:value-type="float" office:value="0.658196" calcext:value-type="float">
            <text:p>0,658196</text:p>
          </table:table-cell>
          <table:table-cell table:formula="of:=AVERAGE([.D47:.D49])" office:value-type="float" office:value="0.662822666666667" calcext:value-type="float">
            <text:p>0,662822666666667</text:p>
          </table:table-cell>
          <table:table-cell/>
          <table:table-cell table:formula="of:=AVERAGE([.C47:.C49])" office:value-type="float" office:value="0.14063" calcext:value-type="float">
            <text:p>0,14063</text:p>
          </table:table-cell>
          <table:table-cell table:formula="of:=STDEV([.C47:.C49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14063" calcext:value-type="float">
            <text:p>0,14063</text:p>
          </table:table-cell>
          <table:table-cell office:value-type="float" office:value="0.671436" calcext:value-type="float">
            <text:p>0,671436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14063" calcext:value-type="float">
            <text:p>0,14063</text:p>
          </table:table-cell>
          <table:table-cell office:value-type="float" office:value="0.658836" calcext:value-type="float">
            <text:p>0,658836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.140626" calcext:value-type="float">
            <text:p>0,140626</text:p>
          </table:table-cell>
          <table:table-cell office:value-type="float" office:value="1.251403" calcext:value-type="float">
            <text:p>1,251403</text:p>
          </table:table-cell>
          <table:table-cell table:formula="of:=AVERAGE([.D50:.D52])" office:value-type="float" office:value="1.27737766666667" calcext:value-type="float">
            <text:p>1,27737766666667</text:p>
          </table:table-cell>
          <table:table-cell/>
          <table:table-cell table:formula="of:=AVERAGE([.C50:.C52])" office:value-type="float" office:value="0.140626" calcext:value-type="float">
            <text:p>0,140626</text:p>
          </table:table-cell>
          <table:table-cell table:formula="of:=STDEV([.C50:.C52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.140626" calcext:value-type="float">
            <text:p>0,140626</text:p>
          </table:table-cell>
          <table:table-cell office:value-type="float" office:value="1.287403" calcext:value-type="float">
            <text:p>1,287403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.140626" calcext:value-type="float">
            <text:p>0,140626</text:p>
          </table:table-cell>
          <table:table-cell office:value-type="float" office:value="1.293327" calcext:value-type="float">
            <text:p>1,293327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2.463246" calcext:value-type="float">
            <text:p>2,463246</text:p>
          </table:table-cell>
          <table:table-cell table:formula="of:=AVERAGE([.D53:.D55])" office:value-type="float" office:value="2.48084533333333" calcext:value-type="float">
            <text:p>2,48084533333333</text:p>
          </table:table-cell>
          <table:table-cell/>
          <table:table-cell table:formula="of:=AVERAGE([.C53:.C55])" office:value-type="float" office:value="0.140625" calcext:value-type="float">
            <text:p>0,140625</text:p>
          </table:table-cell>
          <table:table-cell table:formula="of:=STDEV([.C53:.C55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2.479288" calcext:value-type="float">
            <text:p>2,479288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2.500002" calcext:value-type="float">
            <text:p>2,500002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4.91947" calcext:value-type="float">
            <text:p>4,91947</text:p>
          </table:table-cell>
          <table:table-cell table:formula="of:=AVERAGE([.D56:.D58])" office:value-type="float" office:value="4.91808933333333" calcext:value-type="float">
            <text:p>4,91808933333333</text:p>
          </table:table-cell>
          <table:table-cell/>
          <table:table-cell table:formula="of:=AVERAGE([.C56:.C58])" office:value-type="float" office:value="0.140625" calcext:value-type="float">
            <text:p>0,140625</text:p>
          </table:table-cell>
          <table:table-cell table:formula="of:=STDEV([.C56:.C58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4.940985" calcext:value-type="float">
            <text:p>4,940985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4.893813" calcext:value-type="float">
            <text:p>4,893813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9.959929" calcext:value-type="float">
            <text:p>9,959929</text:p>
          </table:table-cell>
          <table:table-cell table:formula="of:=AVERAGE([.D59:.D61])" office:value-type="float" office:value="9.76998533333333" calcext:value-type="float">
            <text:p>9,76998533333333</text:p>
          </table:table-cell>
          <table:table-cell/>
          <table:table-cell table:formula="of:=AVERAGE([.C59:.C61])" office:value-type="float" office:value="0.140625" calcext:value-type="float">
            <text:p>0,140625</text:p>
          </table:table-cell>
          <table:table-cell table:formula="of:=STDEV([.C59:.C61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9.639878" calcext:value-type="float">
            <text:p>9,639878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9.710149" calcext:value-type="float">
            <text:p>9,710149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35168" calcext:value-type="float">
            <text:p>0,035168</text:p>
          </table:table-cell>
          <table:table-cell office:value-type="float" office:value="0.535124" calcext:value-type="float">
            <text:p>0,535124</text:p>
          </table:table-cell>
          <table:table-cell table:formula="of:=AVERAGE([.D62:.D64])" office:value-type="float" office:value="0.519664666666667" calcext:value-type="float">
            <text:p>0,519664666666667</text:p>
          </table:table-cell>
          <table:table-cell/>
          <table:table-cell table:formula="of:=AVERAGE([.C62:.C64])" office:value-type="float" office:value="0.035168" calcext:value-type="float">
            <text:p>0,035168</text:p>
          </table:table-cell>
          <table:table-cell table:formula="of:=STDEV([.C62:.C64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35168" calcext:value-type="float">
            <text:p>0,035168</text:p>
          </table:table-cell>
          <table:table-cell office:value-type="float" office:value="0.516568" calcext:value-type="float">
            <text:p>0,516568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35168" calcext:value-type="float">
            <text:p>0,035168</text:p>
          </table:table-cell>
          <table:table-cell office:value-type="float" office:value="0.507302" calcext:value-type="float">
            <text:p>0,507302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1.056764" calcext:value-type="float">
            <text:p>1,056764</text:p>
          </table:table-cell>
          <table:table-cell table:formula="of:=AVERAGE([.D65:.D67])" office:value-type="float" office:value="1.01471966666667" calcext:value-type="float">
            <text:p>1,01471966666667</text:p>
          </table:table-cell>
          <table:table-cell/>
          <table:table-cell table:formula="of:=AVERAGE([.C65:.C67])" office:value-type="float" office:value="0.035157" calcext:value-type="float">
            <text:p>0,035157</text:p>
          </table:table-cell>
          <table:table-cell table:formula="of:=STDEV([.C65:.C67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1.009623" calcext:value-type="float">
            <text:p>1,009623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0.977772" calcext:value-type="float">
            <text:p>0,977772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1.977944" calcext:value-type="float">
            <text:p>1,977944</text:p>
          </table:table-cell>
          <table:table-cell table:formula="of:=AVERAGE([.D68:.D70])" office:value-type="float" office:value="1.92004133333333" calcext:value-type="float">
            <text:p>1,92004133333333</text:p>
          </table:table-cell>
          <table:table-cell/>
          <table:table-cell table:formula="of:=AVERAGE([.C68:.C70])" office:value-type="float" office:value="0.035157" calcext:value-type="float">
            <text:p>0,035157</text:p>
          </table:table-cell>
          <table:table-cell table:formula="of:=STDEV([.C68:.C70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1.938274" calcext:value-type="float">
            <text:p>1,938274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1.843906" calcext:value-type="float">
            <text:p>1,843906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3.858011" calcext:value-type="float">
            <text:p>3,858011</text:p>
          </table:table-cell>
          <table:table-cell table:formula="of:=AVERAGE([.D71:.D73])" office:value-type="float" office:value="3.768816" calcext:value-type="float">
            <text:p>3,768816</text:p>
          </table:table-cell>
          <table:table-cell/>
          <table:table-cell table:formula="of:=AVERAGE([.C71:.C73])" office:value-type="float" office:value="0.035156" calcext:value-type="float">
            <text:p>0,035156</text:p>
          </table:table-cell>
          <table:table-cell table:formula="of:=STDEV([.C71:.C73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3.694728" calcext:value-type="float">
            <text:p>3,694728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3.753709" calcext:value-type="float">
            <text:p>3,753709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7.412028" calcext:value-type="float">
            <text:p>7,412028</text:p>
          </table:table-cell>
          <table:table-cell table:formula="of:=AVERAGE([.D74:.D76])" office:value-type="float" office:value="7.32395466666667" calcext:value-type="float">
            <text:p>7,32395466666667</text:p>
          </table:table-cell>
          <table:table-cell/>
          <table:table-cell table:formula="of:=AVERAGE([.C74:.C76])" office:value-type="float" office:value="0.035156" calcext:value-type="float">
            <text:p>0,035156</text:p>
          </table:table-cell>
          <table:table-cell table:formula="of:=STDEV([.C74:.C76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7.405952" calcext:value-type="float">
            <text:p>7,405952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7.153884" calcext:value-type="float">
            <text:p>7,15388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">
      <number:number number:decimal-places="9" number:min-decimal-places="9" number:min-integer-digits="1"/>
    </number:number-style>
    <number:number-style style:name="N152">
      <number:number number:decimal-places="8" number:min-decimal-places="8" number:min-integer-digits="1"/>
    </number:number-style>
    <number:number-style style:name="N151">
      <number:number number:decimal-places="1" number:min-decimal-places="1" number:min-integer-digits="1"/>
    </number:number-style>
    <number:number-style style:name="N15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time-style style:name="N145">
      <number:minutes number:style="long"/>
      <number:text>:</number:text>
      <number:seconds number:style="long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R$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date-style style:name="N137">
      <number:day/>
      <number:text>/</number:text>
      <number:month/>
      <number:text>/</number:text>
      <number:year number:style="long"/>
    </number:date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number number:decimal-places="7" number:min-decimal-places="7" number:min-integer-digits="1"/>
    </number:number-style>
    <number:number-style style:name="N12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4">
      <number:day/>
      <number:text>/</number:text>
      <number:month number:textual="true"/>
      <number:text>/</number:text>
      <number:year/>
    </number:dat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2">
      <number:month number:textual="true"/>
      <number:text>/</number:text>
      <number:year/>
    </number:date-style>
    <number:date-style style:name="N121">
      <number:day/>
      <number:text>/</number:text>
      <number:month number:textual="true"/>
    </number:dat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time-style style:name="N116">
      <number:minutes number:style="long"/>
      <number:text>:</number:text>
      <number:seconds number:style="long" number:decimal-places="1"/>
    </number:time-style>
    <number:number-style style:name="N115">
      <number:number number:decimal-places="3" number:min-decimal-places="3" number:min-integer-digits="1"/>
    </number:number-style>
    <number:time-style style:name="N114">
      <number:hours/>
      <number:text>:</number:text>
      <number:minutes number:style="long"/>
      <number:text> </number:text>
      <number:am-pm/>
    </number:time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7">
      <number:number number:decimal-places="5" number:min-decimal-places="5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6T12:25:23.636097623</dc:date>
    <meta:editing-duration>PT7H9M6S</meta:editing-duration>
    <meta:editing-cycles>24</meta:editing-cycles>
    <meta:generator>LibreOffice/7.3.7.2$Linux_X86_64 LibreOffice_project/30$Build-2</meta:generator>
    <meta:document-statistic meta:table-count="2" meta:cell-count="566" meta:object-count="0"/>
  </office:meta>
</office:document-meta>
</file>